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309777347531462" calcext:value-type="float">
            <text:p>0.03097773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85.25" calcext:value-type="float">
            <text:p>185.2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269905533063428" calcext:value-type="float">
            <text:p>0.02699055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232558139534884" calcext:value-type="float">
            <text:p>0.0232558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76.5" calcext:value-type="float">
            <text:p>376.5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0.0212483399734396" calcext:value-type="float">
            <text:p>0.021248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37.25" calcext:value-type="float">
            <text:p>337.25</text:p>
          </table:table-cell>
          <table:table-cell office:value-type="float" office:value="1" calcext:value-type="float">
            <text:p>1</text:p>
          </table:table-cell>
          <table:table-cell table:formula="of:=[.B7]/[.C7]" office:value-type="float" office:value="0.0207561156412157" calcext:value-type="float">
            <text:p>0.02075611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67.25" calcext:value-type="float">
            <text:p>367.25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0.0190605854322668" calcext:value-type="float">
            <text:p>0.01906058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96.5" calcext:value-type="float">
            <text:p>396.5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0176544766708701" calcext:value-type="float">
            <text:p>0.01765447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12.5" calcext:value-type="float">
            <text:p>312.5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27.75" calcext:value-type="float">
            <text:p>327.7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0.015255530129672" calcext:value-type="float">
            <text:p>0.015255530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7.75" calcext:value-type="float">
            <text:p>227.75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17563117453348" calcext:value-type="float">
            <text:p>0.01756311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99.75" calcext:value-type="float">
            <text:p>399.75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175109443402126" calcext:value-type="float">
            <text:p>0.01751094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92.5" calcext:value-type="float">
            <text:p>392.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152866242038217" calcext:value-type="float">
            <text:p>0.01528662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04.25" calcext:value-type="float">
            <text:p>404.25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148423005565863" calcext:value-type="float">
            <text:p>0.01484230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43.5" calcext:value-type="float">
            <text:p>643.5</text:p>
          </table:table-cell>
          <table:table-cell office:value-type="float" office:value="2" calcext:value-type="float">
            <text:p>2</text:p>
          </table:table-cell>
          <table:table-cell table:formula="of:=[.B6]/[.C6]" office:value-type="float" office:value="0.013986013986014" calcext:value-type="float">
            <text:p>0.013986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table:formula="of:=[.B7]/[.C7]" office:value-type="float" office:value="0.0140845070422535" calcext:value-type="float">
            <text:p>0.0140845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table:formula="of:=[.B8]/[.C8]" office:value-type="float" office:value="0.0119047619047619" calcext:value-type="float">
            <text:p>0.01190476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table:formula="of:=[.B9]/[.C9]" office:value-type="float" office:value="0.0105540897097625" calcext:value-type="float">
            <text:p>0.01055408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table:formula="of:=[.B10]/[.C10]" office:value-type="float" office:value="0.0108527131782946" calcext:value-type="float">
            <text:p>0.0108527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table:formula="of:=[.B11]/[.C11]" office:value-type="float" office:value="0.0106951871657754" calcext:value-type="float">
            <text:p>0.01069518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table:formula="of:=[.B12]/[.C12]" office:value-type="float" office:value="0.00924499229583975" calcext:value-type="float">
            <text:p>0.009244992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348101265822785" calcext:value-type="float">
            <text:p>0.03481012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30188679245283" calcext:value-type="float">
            <text:p>0.03018867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65.5" calcext:value-type="float">
            <text:p>265.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263653483992467" calcext:value-type="float">
            <text:p>0.02636534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261780104712042" calcext:value-type="float">
            <text:p>0.0261780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1.5" calcext:value-type="float">
            <text:p>211.5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0.0236406619385343" calcext:value-type="float">
            <text:p>0.0236406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14.25" calcext:value-type="float">
            <text:p>314.25</text:p>
          </table:table-cell>
          <table:table-cell office:value-type="float" office:value="1" calcext:value-type="float">
            <text:p>1</text:p>
          </table:table-cell>
          <table:table-cell table:formula="of:=[.B7]/[.C7]" office:value-type="float" office:value="0.0222752585521082" calcext:value-type="float">
            <text:p>0.02227525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38.5" calcext:value-type="float">
            <text:p>238.5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0.0209643605870021" calcext:value-type="float">
            <text:p>0.02096436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96.25" calcext:value-type="float">
            <text:p>296.25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0.020253164556962" calcext:value-type="float">
            <text:p>0.02025316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0179856115107914" calcext:value-type="float">
            <text:p>0.0179856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79.25" calcext:value-type="float">
            <text:p>279.25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0.017905102954342" calcext:value-type="float">
            <text:p>0.017905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0.0163934426229508" calcext:value-type="float">
            <text:p>0.0163934426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92.25" calcext:value-type="float">
            <text:p>292.25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205303678357571" calcext:value-type="float">
            <text:p>0.0205303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67.25" calcext:value-type="float">
            <text:p>267.25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261927034611787" calcext:value-type="float">
            <text:p>0.0261927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94.75" calcext:value-type="float">
            <text:p>394.7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177327422419253" calcext:value-type="float">
            <text:p>0.0177327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2.75" calcext:value-type="float">
            <text:p>392.75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152768936982814" calcext:value-type="float">
            <text:p>0.01527689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03.75" calcext:value-type="float">
            <text:p>403.75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0.0148606811145511" calcext:value-type="float">
            <text:p>0.0148606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25.75" calcext:value-type="float">
            <text:p>425.75</text:p>
          </table:table-cell>
          <table:table-cell office:value-type="float" office:value="1" calcext:value-type="float">
            <text:p>1</text:p>
          </table:table-cell>
          <table:table-cell table:formula="of:=[.B7]/[.C7]" office:value-type="float" office:value="0.0140927774515561" calcext:value-type="float">
            <text:p>0.01409277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3.25" calcext:value-type="float">
            <text:p>373.25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0.0133958472873409" calcext:value-type="float">
            <text:p>0.01339584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29.5" calcext:value-type="float">
            <text:p>329.5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0.0121396054628225" calcext:value-type="float">
            <text:p>0.01213960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45.75" calcext:value-type="float">
            <text:p>345.75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0115690527838033" calcext:value-type="float">
            <text:p>0.0115690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53.25" calcext:value-type="float">
            <text:p>353.25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0.0113234253361642" calcext:value-type="float">
            <text:p>0.01132342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63.5" calcext:value-type="float">
            <text:p>363.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0.0110041265474553" calcext:value-type="float">
            <text:p>0.0110041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12:10:16.126074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Rottler</meta:initial-creator>
    <meta:creation-date>2014-10-08T17:12:32.105451964</meta:creation-date>
    <dc:date>2014-10-09T12:14:16.822026222</dc:date>
    <dc:creator>Benjamin Rottler</dc:creator>
    <meta:editing-duration>PT4M25S</meta:editing-duration>
    <meta:editing-cycles>3</meta:editing-cycles>
    <meta:generator>LibreOffice/4.2.6.3$Linux_X86_64 LibreOffice_project/420m0$Build-3</meta:generator>
    <meta:document-statistic meta:table-count="4" meta:cell-count="240" meta:object-count="0"/>
  </office:meta>
</office:document-meta>
</file>